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10000041D000001DB47A3042F.png" manifest:media-type="image/png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TablePreview1.svm" manifest:media-type="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7.78cm" fo:min-width="15.374cm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85cm" fo:min-width="3.565cm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606cm" fo:min-width="3.31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76cm" fo:min-width="1.135cm" loext:decorative="false"/>
    </style:style>
    <style:style style:name="gr7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46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36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7.824cm" fo:min-width="6.558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07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2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9cm" loext:decorative="false"/>
      <style:paragraph-properties style:writing-mode="lr-tb"/>
    </style:style>
    <style:style style:name="gr18" style:family="graphic" style:parent-style-name="standard">
      <style:graphic-properties draw:stroke="none" svg:stroke-width="0.146cm" draw:stroke-linejoin="miter" draw:fill="solid" draw:fill-color="#666666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1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766cm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008cm" loext:decorative="false"/>
    </style:style>
    <style:style style:name="gr22" style:family="graphic" style:parent-style-name="standard">
      <style:graphic-properties svg:stroke-color="#000000" draw:marker-end="" draw:marker-end-width="0.3cm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08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68cm" fo:min-width="0.205cm" loext:decorative="false"/>
    </style:style>
    <style:style style:name="gr26" style:family="graphic" style:parent-style-name="standard">
      <style:graphic-properties svg:stroke-color="#000000" draw:fill-color="#ffffcc" draw:textarea-horizontal-align="justify" draw:textarea-vertical-align="middle" draw:auto-grow-height="false" fo:min-height="1.247cm" fo:min-width="3.101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59cm" loext:decorative="false"/>
      <style:paragraph-properties style:writing-mode="lr-tb"/>
    </style:style>
    <style:style style:name="gr29" style:family="graphic">
      <style:graphic-properties style:writing-mode="lr-tb" loext:decorative="false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092cm" fo:min-width="0.335cm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566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721cm" loext:decorative="false"/>
      <style:paragraph-properties style:writing-mode="lr-tb"/>
    </style:style>
    <style:style style:name="pr8" style:family="presentation" style:parent-style-name="master-title">
      <style:graphic-properties fo:min-height="1.741cm" loext:decorative="false"/>
      <style:paragraph-properties style:writing-mode="lr-tb"/>
    </style:style>
    <style:style style:name="pr9" style:family="presentation" style:parent-style-name="master-outline1">
      <style:graphic-properties fo:min-height="14.15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811cm" loext:decorative="false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411cm" loext:decorative="false"/>
      <style:paragraph-properties style:writing-mode="lr-tb"/>
    </style:style>
    <style:style style:name="pr13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4" style:family="presentation" style:parent-style-name="master-outline1">
      <style:graphic-properties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6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co1" style:family="table-column">
      <style:table-column-properties style:column-width="6.378cm" style:use-optimal-column-width="false"/>
    </style:style>
    <style:style style:name="co2" style:family="table-column">
      <style:table-column-properties style:column-width="4.83cm" style:use-optimal-column-width="false"/>
    </style:style>
    <style:style style:name="co3" style:family="table-column">
      <style:table-column-properties style:column-width="4.8cm" style:use-optimal-column-width="false"/>
    </style:style>
    <style:style style:name="co4" style:family="table-column">
      <style:table-column-properties style:column-width="4.805cm" style:use-optimal-column-width="false"/>
    </style:style>
    <style:style style:name="ro1" style:family="table-row">
      <style:table-row-properties style:row-height="2.211cm" style:use-optimal-row-height="false"/>
    </style:style>
    <style:style style:name="ro2" style:family="table-row">
      <style:table-row-properties style:row-height="2.213cm" style:use-optimal-row-height="false"/>
    </style:style>
    <style:style style:name="ce1" style:family="table-cell">
      <loext:graphic-properties draw:fill-color="#ffffff" draw:fill-image-width="0cm" draw:fill-image-height="0cm" style:repeat="repeat" draw:textarea-vertical-align="middle"/>
      <style:paragraph-properties fo:text-align="start" fo:border="none"/>
      <style:text-properties style:font-name="Liberation Serif1" fo:font-size="22pt" style:font-size-asian="22pt" style:font-size-complex="22pt"/>
    </style:style>
    <style:style style:name="ce2" style:family="table-cell">
      <loext:graphic-properties draw:fill-color="#ffffff" draw:fill-image-width="0cm" draw:fill-image-height="0cm" style:repeat="repeat" draw:textarea-vertical-align="middle"/>
      <style:paragraph-properties fo:text-align="center" fo:border="none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="0.03pt solid #000000"/>
      <style:text-properties style:font-name="Liberation Serif1" fo:font-size="22pt" style:font-size-asian="22pt" style:font-size-complex="22pt"/>
    </style:style>
    <style:style style:name="ce4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Liberation Serif1" fo:font-size="22pt" style:font-size-asian="22pt" style:font-size-complex="22pt"/>
    </style:style>
    <style:style style:name="ce5" style:family="table-cell">
      <loext:graphic-properties draw:fill="none" draw:fill-image-width="0cm" draw:fill-image-height="0cm" style:repeat="repeat" draw:textarea-vertical-align="middle"/>
      <style:paragraph-properties fo:border-left="0.03pt solid #ffffff" fo:border-right="none" fo:border-top="0.03pt solid #ffffff" fo:border-bottom="0.03pt solid #ffffff"/>
      <style:text-properties style:font-name="Liberation Serif1" fo:font-size="22pt" style:font-size-asian="22pt" style:font-size-complex="22pt"/>
    </style:style>
    <style:style style:name="ce6" style:family="table-cell">
      <loext:graphic-properties draw:fill="solid" draw:fill-color="#f0e6ff" draw:fill-image-width="0cm" draw:fill-image-height="0cm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style:font-name="Liberation Serif1" fo:font-size="22pt" style:font-size-asian="22pt" style:font-size-complex="22pt"/>
    </style:style>
    <style:style style:name="ce7" style:family="table-cell">
      <loext:graphic-properties draw:fill="none" draw:fill-color="#ffffff" draw:fill-image-width="0cm" draw:fill-image-height="0cm" style:repeat="repeat" draw:textarea-vertical-align="middle"/>
      <style:paragraph-properties fo:text-align="center" fo:border="0.03pt solid #000000"/>
      <style:text-properties style:font-name="Liberation Serif1" fo:font-size="22pt" style:font-size-asian="22pt" style:font-size-complex="2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5cm"/>
    </style:style>
    <style:style style:name="P13" style:family="paragraph">
      <style:text-properties fo:color="#000000" loext:opacity="100%"/>
    </style:style>
    <style:style style:name="P14" style:family="paragraph">
      <style:paragraph-properties fo:margin-left="0cm" fo:margin-right="0cm" fo:margin-top="0cm" fo:margin-bottom="0.2cm" fo:text-indent="0cm"/>
    </style:style>
    <style:style style:name="P15" style:family="paragraph">
      <style:paragraph-properties fo:margin-left="0cm" fo:margin-right="0cm" fo:margin-top="0cm" fo:margin-bottom="0.2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17" style:family="paragraph">
      <loext:graphic-properties draw:fill-color="#f0e6ff"/>
      <style:paragraph-properties fo:text-align="center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style:font-name="Liberation Mono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style:paragraph-properties fo:margin-top="0cm" fo:margin-bottom="0.2cm"/>
    </style:style>
    <style:style style:name="P24" style:family="paragraph">
      <style:paragraph-properties fo:margin-top="0cm" fo:margin-bottom="0.2cm" loext:tab-stop-distance="0cm">
        <style:tab-stops>
          <style:tab-stop style:position="14.784cm"/>
        </style:tab-stops>
      </style:paragraph-properties>
    </style:style>
    <style:style style:name="P25" style:family="paragraph">
      <style:paragraph-properties fo:margin-top="0cm" fo:margin-bottom="0.2cm"/>
      <style:text-properties fo:color="#000000" loext:opacity="100%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/>
      <style:text-properties style:font-name="Liberation Mono1" fo:font-size="18pt"/>
    </style:style>
    <style:style style:name="P29" style:family="paragraph">
      <loext:graphic-properties draw:fill="solid" draw:fill-color="#666666"/>
    </style:style>
    <style:style style:name="P30" style:family="paragraph">
      <style:paragraph-properties fo:margin-left="0cm" fo:margin-right="0cm" fo:margin-top="0cm" fo:margin-bottom="0.2cm" fo:text-indent="-0.6cm"/>
    </style:style>
    <style:style style:name="P31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style:font-name="Liberation Serif1" fo:font-size="28pt" style:font-size-asian="28pt" style:font-size-complex="28pt"/>
    </style:style>
    <style:style style:name="P33" style:family="paragraph">
      <style:paragraph-properties fo:text-align="start"/>
      <style:text-properties style:font-name="Liberation Serif1" fo:font-size="22pt" style:font-size-asian="22pt" style:font-size-complex="22pt"/>
    </style:style>
    <style:style style:name="P34" style:family="paragraph">
      <style:paragraph-properties fo:text-align="center"/>
      <style:text-properties style:font-name="Liberation Serif1" fo:font-size="22pt" style:font-size-asian="22pt" style:font-size-complex="22pt"/>
    </style:style>
    <style:style style:name="P35" style:family="paragraph">
      <style:text-properties style:font-name="Liberation Serif1" fo:font-size="22pt" style:font-size-asian="22pt" style:font-size-complex="22pt"/>
    </style:style>
    <style:style style:name="P36" style:family="paragraph">
      <loext:graphic-properties draw:fill="none" draw:fill-color="#ffffff"/>
      <style:paragraph-properties fo:text-align="start"/>
      <style:text-properties style:font-name="Liberation Mono" fo:font-size="18pt"/>
    </style:style>
    <style:style style:name="P37" style:family="paragraph">
      <loext:graphic-properties draw:fill-color="#ffffff"/>
    </style:style>
    <style:style style:name="P38" style:family="paragraph">
      <style:paragraph-properties fo:margin-left="0cm" fo:margin-right="0cm" fo:margin-top="0cm" fo:margin-bottom="0.3cm" fo:text-indent="0cm" style:writing-mode="lr-tb"/>
    </style:style>
    <style:style style:name="P39" style:family="paragraph">
      <style:text-properties fo:color="#000000" loext:opacity="100%" fo:font-size="26pt" style:font-size-asian="26pt" style:font-size-complex="26pt"/>
    </style:style>
    <style:style style:name="P40" style:family="paragraph">
      <loext:graphic-properties draw:fill-color="#999999"/>
      <style:paragraph-properties fo:text-align="center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42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43" style:family="paragraph">
      <style:paragraph-properties fo:margin-left="0cm" fo:margin-right="0cm" fo:margin-top="0cm" fo:margin-bottom="0.2cm" fo:text-indent="0cm" style:writing-mode="lr-tb"/>
    </style:style>
    <style:style style:name="P44" style:family="paragraph">
      <style:paragraph-properties fo:margin-left="0cm" fo:margin-right="0cm" fo:margin-top="0cm" fo:margin-bottom="0.2cm" fo:text-indent="0cm" loext:tab-stop-distance="0cm" style:writing-mode="lr-tb">
        <style:tab-stops/>
      </style:paragraph-properties>
    </style:style>
    <style:style style:name="P45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style:font-size-asian="28pt" style:font-size-complex="28pt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ffffff" loext:opacity="100%" fo:font-size="22pt" fo:language="ru" fo:country="RU" style:font-size-asian="22pt" style:font-size-complex="22pt"/>
    </style:style>
    <style:style style:name="T15" style:family="text">
      <style:text-properties fo:color="#000000" loext:opacity="100%" style:font-name="Liberation Serif2" fo:font-size="22pt" fo:language="ru" fo:country="RU" style:font-name-asian="Liberation Serif2" style:font-size-asian="22pt" style:font-name-complex="Liberation Serif2" style:font-size-complex="22pt"/>
    </style:style>
    <style:style style:name="T1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Liberation Serif2" fo:font-size="22pt" fo:language="ru" fo:country="RU" style:font-name-asian="Liberation Serif2" style:font-size-asian="22pt" style:font-name-complex="Liberation Serif2" style:font-size-complex="22pt"/>
    </style:style>
    <style:style style:name="T19" style:family="text">
      <style:text-properties fo:color="#000000" loext:opacity="100%" style:font-name="Liberation Serif2" fo:font-size="28pt" fo:language="ru" fo:country="RU" style:font-name-asian="Liberation Serif2" style:font-size-asian="28pt" style:font-name-complex="Liberation Serif2" style:font-size-complex="28pt"/>
    </style:style>
    <style:style style:name="T20" style:family="text">
      <style:text-properties fo:font-size="44pt" fo:language="ru" fo:country="RU" style:font-size-asian="44pt" style:font-size-complex="44pt"/>
    </style:style>
    <style:style style:name="T21" style:family="text">
      <style:text-properties fo:font-size="44pt" fo:letter-spacing="-0.071cm" fo:language="ru" fo:country="RU" style:font-size-asian="44pt" style:font-size-complex="44pt"/>
    </style:style>
    <style:style style:name="T22" style:family="text">
      <style:text-properties style:font-name="Liberation Mono" fo:font-size="6pt" style:font-size-asian="6pt" style:font-size-complex="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000000" loext:opacity="100%" style:font-name="Liberation Mono1" fo:font-size="18pt" fo:language="ru" fo:country="RU" style:font-size-asian="18pt" style:font-size-complex="18pt"/>
    </style:style>
    <style:style style:name="T26" style:family="text">
      <style:text-properties fo:color="#000000" loext:opacity="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27" style:family="text">
      <style:text-properties fo:color="#000000" loext:opacity="100%" style:font-name="Liberation Serif1" fo:font-size="22pt" fo:language="ru" fo:country="RU" fo:font-style="normal" style:font-size-asian="22pt" style:font-style-asian="normal" style:font-size-complex="22pt" style:font-style-complex="normal"/>
    </style:style>
    <style:style style:name="T28" style:family="text">
      <style:text-properties fo:font-size="12pt" fo:language="ru" fo:country="RU" style:font-size-asian="12pt" style:font-size-complex="12pt"/>
    </style:style>
    <style:style style:name="T29" style:family="text">
      <style:text-properties style:font-name="Liberation Mono1" fo:font-size="18pt"/>
    </style:style>
    <style:style style:name="T30" style:family="text">
      <style:text-properties fo:font-size="16pt" fo:font-style="normal" style:font-size-asian="16pt" style:font-style-asian="normal" style:font-size-complex="16pt" style:font-style-complex="normal"/>
    </style:style>
    <style:style style:name="T31" style:family="text">
      <style:text-properties style:font-name="Liberation Sans1" fo:font-size="14pt" fo:language="ru" fo:country="RU" style:letter-kerning="true" style:font-name-asian="Droid Sans Fallback" style:font-size-asian="14pt" style:font-name-complex="FreeSans2" style:font-size-complex="14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44pt" fo:language="en" fo:country="US" style:font-size-asian="44pt" style:font-size-complex="44pt"/>
    </style:style>
    <style:style style:name="T35" style:family="text">
      <style:text-properties style:font-name="Liberation Serif1" fo:font-size="28pt" style:font-size-asian="28pt" style:font-size-complex="28pt"/>
    </style:style>
    <style:style style:name="T36" style:family="text">
      <style:text-properties style:font-name="Liberation Serif1" fo:font-size="22pt" fo:language="ru" fo:country="RU" style:font-size-asian="22pt" style:font-size-complex="22pt"/>
    </style:style>
    <style:style style:name="T37" style:family="text">
      <style:text-properties style:font-name="Liberation Serif1" fo:font-size="22pt" style:font-size-asian="22pt" style:font-size-complex="22pt"/>
    </style:style>
    <style:style style:name="T38" style:family="text">
      <style:text-properties style:font-name="Liberation Serif2" fo:font-size="22pt" style:font-name-asian="Liberation Serif2" style:font-size-asian="22pt" style:font-name-complex="Liberation Serif2" style:font-size-complex="22pt"/>
    </style:style>
    <style:style style:name="T39" style:family="text">
      <style:text-properties fo:color="#000000" loext:opacity="100%" fo:language="ru" fo:country="RU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6pt" fo:language="ru" fo:country="RU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fo:font-size="26pt" fo:language="ru" fo:country="RU" style:font-size-asian="26pt" style:font-size-complex="26pt"/>
    </style:style>
    <style:style style:name="T43" style:family="text">
      <style:text-properties fo:color="#000000" loext:opacity="100%" fo:font-size="6pt" fo:language="ru" fo:country="RU" style:font-size-asian="6pt" style:font-size-complex="6pt"/>
    </style:style>
    <style:style style:name="T44" style:family="text">
      <style:text-properties fo:color="#000000" loext:opacity="100%" style:font-name="Liberation Serif1" fo:font-size="26pt" fo:language="ru" fo:country="RU" style:font-name-asian="Liberation Serif2" style:font-size-asian="26pt" style:font-name-complex="Liberation Serif2" style:font-size-complex="26pt"/>
    </style:style>
    <style:style style:name="T45" style:family="text">
      <style:text-properties fo:color="#000000" loext:opacity="100%" style:font-name="Liberation Serif1" fo:font-size="6pt" fo:language="ru" fo:country="RU" style:font-name-asian="Liberation Serif2" style:font-size-asian="6pt" style:font-name-complex="Liberation Serif2" style:font-size-complex="6pt"/>
    </style:style>
    <style:style style:name="T46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Liberation Sans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зервное копирование</text:span><text:span text:style-name="T2"><text:line-break/></text:span><text:span text:style-name="T2">Логическое резервировани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Логические и физические резервные копии</text:span></text:p>
              </text:list-item>
              <text:list-item>
                <text:p text:style-name="P8"><text:span text:style-name="T11">Копирование и восстановление таблицы</text:span></text:p>
              </text:list-item>
              <text:list-item>
                <text:p text:style-name="P8"><text:span text:style-name="T11">Копирование и восстановление базы данных</text:span></text:p>
              </text:list-item>
              <text:list-item>
                <text:p text:style-name="P8"><text:span text:style-name="T11">Копирование и восстановление кластера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Логическая копия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2">Команды SQL для создания объектов и наполнения данными</text:span></text:p>
                <text:list>
                  <text:list-item>
                    <text:p text:style-name="P11"><text:span text:style-name="T13">+ можно сделать копию отдельного объекта или отдельной базы</text:span></text:p>
                  </text:list-item>
                  <text:list-item>
                    <text:p text:style-name="P11"><text:span text:style-name="T13">+ можно восстановиться на другой версии или архитектуре</text:span><text:span text:style-name="T13"><text:line-break/></text:span><text:span text:style-name="T14">+</text:span><text:span text:style-name="T13"> (не требуется двоичная совместимость)</text:span></text:p>
                  </text:list-item>
                  <text:list-item>
                    <text:p text:style-name="P11"><text:span text:style-name="T13">+ простота использования</text:span></text:p>
                  </text:list-item>
                  <text:list-item>
                    <text:p text:style-name="P11"><text:span text:style-name="T15">− </text:span><text:span text:style-name="T15">невысокая скорость работы</text:span></text:p>
                  </text:list-item>
                  <text:list-item>
                    <text:p text:style-name="P12"><text:span text:style-name="T15">− </text:span><text:span text:style-name="T15">восстановление только на момент создания резервной коп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4.566cm" svg:x="2.1cm" svg:y="14.107cm" presentation:class="notes" presentation:user-transformed="true">
            <draw:text-box>
              <text:p text:style-name="P14"><text:span text:style-name="T6">Логическая резервная копия — набор команд SQL, восстанавливающих кластер (или отдельную базу данных, или отдельную таблицу) с нуля: создаются необходимые объекты и наполняются данными.</text:span></text:p>
              <text:p text:style-name="P14"><text:span text:style-name="T6">Команды можно выполнить на другой версии СУБД (при наличии совместимости на уровне команд) или на другой платформе и архитектуре (не требуется двоичная совместимость).</text:span></text:p>
              <text:p text:style-name="P14"><text:span text:style-name="T6">В частности, логическую резервную копию можно использовать для долговременного хранения: ее можно будет восстановить и после обновления сервера на новую версию.</text:span></text:p>
              <text:p text:style-name="P14"><text:span text:style-name="T6">Создание логической резервной копии — относительно несложный процесс. Обычно он требует выполнения одной команды или запуска одной утилиты.</text:span></text:p>
              <text:p text:style-name="P14"><text:span text:style-name="T6">Однако при восстановлении большой базы команды могут выполняться очень долго. Восстановить систему из логической копии можно ровно на момент начала резервного копирования.</text:span></text:p>
              <text:p text:style-name="P15"><text:span text:style-name="T16"><text:a xlink:href="https://postgrespro.ru/docs/postgresql/16/backup-dump" xlink:type="simple">https://postgrespro.ru/docs/postgresql/16/backup-dump</text:a></text:span></text:p>
              <text:p text:style-name="P14"><text:span text:style-name="T17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Физическая копия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2">Копия файловой системы кластера баз данных</text:span></text:p>
                <text:list>
                  <text:list-item>
                    <text:p text:style-name="P11"><text:span text:style-name="T13">+ быстрее, чем логическое резервирование</text:span></text:p>
                  </text:list-item>
                  <text:list-item>
                    <text:p text:style-name="P11"><text:span text:style-name="T13">+ восстанавливается статистика</text:span></text:p>
                  </text:list-item>
                  <text:list-item>
                    <text:p text:style-name="P11"><text:span text:style-name="T15">− </text:span><text:span text:style-name="T15">можно восстановиться только на совместимой системе</text:span><text:span text:style-name="T15"><text:line-break/></text:span><text:span text:style-name="T18">−</text:span><text:span text:style-name="T15"> и на той же самой основной версии PostgreSQL</text:span></text:p>
                  </text:list-item>
                  <text:list-item>
                    <text:p text:style-name="P12"><text:span text:style-name="T15">− </text:span><text:span text:style-name="T15">выборочная копия невозможна, копируется весь кластер</text:span></text:p>
                  </text:list-item>
                </text:list>
              </text:list-item>
              <text:list-item>
                <text:p><text:span text:style-name="T19">Архив журнала предзаписи</text:span></text:p>
                <text:list>
                  <text:list-item>
                    <text:p text:style-name="P11"><text:span text:style-name="T15">+ возможность восстановления на определенный момент времен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4.721cm" svg:x="2.1cm" svg:y="14.107cm" presentation:class="notes" presentation:user-transformed="true">
            <draw:text-box>
              <text:p text:style-name="P14"><text:span text:style-name="T6">Физическое резервирование подразумевает копирование всех файлов, относящихся к кластеру БД, то есть создание полной двоичной копии.</text:span></text:p>
              <text:p text:style-name="P14"><text:span text:style-name="T6">Копирование файлов работает быстрее, чем выгрузка SQL-команд при логическом резервировании; запустить сервер из созданной физической копии — дело нескольких минут, в отличие от восстановления из логической копии. Кроме того, нет необходимости заново собирать статистику — она также восстанавливается из копии.</text:span></text:p>
              <text:p text:style-name="P14"><text:span text:style-name="T6">Но есть и минусы. Из физической резервной копии можно восстановить систему только на совместимой платформе (та же ОС, та же разрядность, тот же порядок байтов в представлении чисел и т. п.) и только на той же основной версии PostgreSQL. Кроме того, невозможно сделать физическую копию отдельных баз данных кластера, выполняется копирование всего экземпляра целиком.</text:span></text:p>
              <text:p text:style-name="P14"><text:span text:style-name="T6">Как правило, создание физических резервных копий дополняют ведением архива файлов журнала предзаписи. Это позволяет восстанавливать систему не только на момент создания резервной копии, но и на произвольный момент времени.</text:span></text:p>
              <text:p text:style-name="P14"><text:span text:style-name="T16"><text:a xlink:href="https://postgrespro.ru/docs/postgresql/16/backup-file" xlink:type="simple">https://postgrespro.ru/docs/postgresql/16/backup-file</text:a></text:span></text:p>
              <text:p text:style-name="P14"><text:span text:style-name="T16"><text:a xlink:href="https://postgrespro.ru/docs/postgresql/16/continuous-archiving" xlink:type="simple">https://postgrespro.ru/docs/postgresql/16/continuous-archiving</text:a></text:span></text:p>
              <text:p text:style-name="P14"><text:span text:style-name="T6">Физическое резервирование — обычный способ создания периодических резервных копий любой сколько-нибудь серьезной системы. Создание таких копий — ответственность администратора баз данных.</text:span></text:p>
              <text:p text:style-name="P14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ustom-shape draw:style-name="gr3" draw:text-style-name="P17" draw:layer="layout" svg:width="16.226cm" svg:height="8.382cm" svg:x="1.3cm" svg:y="4.902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Копия таблицы в SQ</text:span><text:span text:style-name="T21">L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xml:id="id2" draw:id="id2" draw:layer="layout" svg:width="3.81cm" svg:height="3.856cm" draw:transform="rotate (-3.14159265358979) translate (15.8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xml:id="id1" draw:id="id1" draw:layer="layout" svg:width="2.032cm" svg:height="1.524cm" svg:x="4.036cm" svg:y="8.28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20" draw:layer="layout" draw:type="curve" draw:line-skew="-0.409cm" svg:x1="5.052cm" svg:y1="8.284cm" svg:x2="13.958cm" svg:y2="7.118cm" draw:start-shape="id1" draw:start-glue-point="0" draw:end-shape="id2" draw:end-glue-point="6" svg:d="M5052 8284c0-3115 8906-2532 8906-1166" svg:viewBox="0 0 8907 2272">
          <text:p/>
        </draw:connector>
        <draw:connector draw:style-name="gr7" draw:text-style-name="P20" draw:layer="layout" draw:type="curve" draw:line-skew="0.441cm" svg:x1="13.958cm" svg:y1="10.974cm" svg:x2="5.052cm" svg:y2="9.808cm" draw:start-shape="id2" draw:start-glue-point="4" draw:end-shape="id1" draw:end-glue-point="2" svg:d="M13958 10974c0 1413-8906 1996-8906-1166" svg:viewBox="0 0 8907 2307">
          <text:p/>
        </draw:connector>
        <draw:frame draw:style-name="gr8" draw:text-style-name="P21" draw:layer="layout" svg:width="3.654cm" svg:height="3.174cm" svg:x="12.5cm" svg:y="7.8cm">
          <draw:text-box>
            <text:p text:style-name="P1"><text:span text:style-name="T22">YKS <text:s text:c="2"/>Якутск <text:s text:c="5"/>(129.770</text:span></text:p>
            <text:p text:style-name="P1"><text:span text:style-name="T22">MJZ <text:s text:c="2"/>Мирный <text:s text:c="5"/>(114.039</text:span></text:p>
            <text:p text:style-name="P1"><text:span text:style-name="T22">KHV <text:s text:c="2"/>Хабаровск-Новый <text:s text:c="2"/>(1</text:span></text:p>
            <text:p text:style-name="P1"><text:span text:style-name="T22">PKC <text:s text:c="2"/>Елизово <text:s text:c="4"/>(158.453</text:span></text:p>
            <text:p text:style-name="P1"><text:span text:style-name="T22">UUS <text:s text:c="2"/>Хомутово <text:s text:c="3"/>(142.718</text:span></text:p>
            <text:p text:style-name="P1"><text:span text:style-name="T22">VVO <text:s text:c="2"/>Владивосток <text:s text:c="6"/>(1</text:span></text:p>
            <text:p text:style-name="P1"><text:span text:style-name="T22">LED <text:s text:c="2"/>Пулково <text:s text:c="4"/>(30.2625</text:span></text:p>
            <text:p text:style-name="P1"><text:span text:style-name="T22">KGD <text:s text:c="2"/>Храброво <text:s text:c="3"/>(20.5925</text:span></text:p>
            <text:p text:style-name="P1"><text:span text:style-name="T22">KEJ <text:s text:c="2"/>Кемерово <text:s text:c="3"/>(86.1072</text:span></text:p>
            <text:p text:style-name="P1"><text:span text:style-name="T22">CEK <text:s text:c="2"/>Челябинск <text:s text:c="2"/>(61.5033</text:span></text:p>
            <text:p text:style-name="P1"><text:span text:style-name="T22">MQF <text:s text:c="2"/>Магнитогорск <text:s text:c="5"/>(5</text:span></text:p>
            <text:p text:style-name="P1"><text:span text:style-name="T22">PEE <text:s text:c="2"/>Пермь <text:s text:c="6"/>(56.0211</text:span></text:p>
            <text:p text:style-name="P1"><text:span text:style-name="T22">SGC <text:s text:c="2"/>Сургут <text:s text:c="5"/>(73.4018</text:span></text:p>
          </draw:text-box>
        </draw:frame>
        <draw:frame draw:style-name="gr9" draw:text-style-name="P22" draw:layer="layout" svg:width="8.262cm" svg:height="0.878cm" svg:x="5.933cm" svg:y="5.135cm">
          <draw:text-box>
            <text:p><text:span text:style-name="T23">=# COPY </text:span><text:span text:style-name="T24">таблица</text:span><text:span text:style-name="T23"> TO '</text:span><text:span text:style-name="T24">файл</text:span><text:span text:style-name="T23">';</text:span></text:p>
          </draw:text-box>
        </draw:frame>
        <draw:frame draw:style-name="gr10" draw:text-style-name="P22" draw:layer="layout" svg:width="9.146cm" svg:height="0.878cm" svg:x="5.488cm" svg:y="12.135cm">
          <draw:text-box>
            <text:p><text:span text:style-name="T23">=# COPY </text:span><text:span text:style-name="T24">таблица</text:span><text:span text:style-name="T23"> FROM '</text:span><text:span text:style-name="T24">файл</text:span><text:span text:style-name="T23">';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файл в ФС сервера и доступен владельцу экземпляра PostgreSQL</text:span></text:p>
                <text:p text:style-name="P24"><text:span text:style-name="T26">можно ограничить столбцы (или использовать произвольный запрос)</text:span></text:p>
              </text:list-item>
              <text:list-item>
                <text:p text:style-name="P24"><text:span text:style-name="T27">при восстановлении строки добавляются к имеющимся в таблице</text:span></text:p>
              </text:list-item>
            </text:list>
          </draw:text-box>
        </draw:frame>
        <draw:custom-shape draw:style-name="gr11" draw:text-style-name="P27" draw:layer="layout" svg:width="4.064cm" svg:height="1.524cm" svg:x="17.272cm" svg:y="7.112cm">
          <text:p text:style-name="P26"><text:span text:style-name="T28">формат</text:span></text:p>
          <text:p text:style-name="P26"><text:span text:style-name="T28">настраивает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605.90405904059 16940.06557377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Если требуется сохранить только содержимое одной таблицы, можно воспользоваться командой COPY.</text:span></text:p>
              <text:p text:style-name="P14"><text:span text:style-name="T6">Команда позволяет записать таблицу (или часть столбцов таблицы, или даже результат произвольного запроса) либо в файл, либо на консоль, либо отправить на вход какой-либо программе. При этом можно указать ряд параметров, таких как формат (текстовый, CSV или двоичный), разделитель полей, текстовое представление NULL и т. п.</text:span></text:p>
              <text:p text:style-name="P14"><text:span text:style-name="T6">Другой вариант команды, наоборот, считывает из файла или из консоли строки с полями и записывает их в таблицу. Таблица при этом не очищается, новые строки добавляются к уже существующим.</text:span></text:p>
              <text:p text:style-name="P14"><text:span text:style-name="T6">Команда COPY работает существенно быстрее, чем аналогичные команды INSERT — клиенту не нужно много раз обращаться к серверу, а серверу не нужно много раз анализировать команды.</text:span></text:p>
              <text:p text:style-name="P14"><text:span text:style-name="T6">Тонкость: при выполнении команды COPY FROM не применяются правила (rules), хотя ограничения целостности и триггеры выполняются.</text:span></text:p>
              <text:p text:style-name="P15"><text:span text:style-name="T16"><text:a xlink:href="https://postgrespro.ru/docs/postgresql/16/sql-copy" xlink:type="simple">https://postgrespro.ru/docs/postgresql/16/sql-copy</text:a></text:span></text:p>
              <text:p text:style-name="P14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Копия таблицы в psql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xml:id="id4" draw:id="id4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draw:line-skew="-0.155cm" svg:x1="5.053cm" svg:y1="8.285cm" svg:x2="20.158cm" svg:y2="7.118cm" draw:start-shape="id3" draw:start-glue-point="0" draw:end-shape="id4" draw:end-glue-point="6" svg:d="M5053 8285c0-2736 15105-2152 15105-1167" svg:viewBox="0 0 15106 1989">
          <text:p/>
        </draw:connector>
        <draw:connector draw:style-name="gr7" draw:text-style-name="P20" draw:layer="layout" draw:type="curve" draw:line-skew="0.252cm" svg:x1="20.158cm" svg:y1="10.974cm" svg:x2="5.053cm" svg:y2="9.809cm" draw:start-shape="id4" draw:start-glue-point="4" draw:end-shape="id3" draw:end-glue-point="2" svg:d="M20158 10974c0 1129-15105 1712-15105-1165" svg:viewBox="0 0 15106 2094">
          <text:p/>
        </draw:connector>
        <draw:frame draw:style-name="gr8" draw:text-style-name="P21" draw:layer="layout" svg:width="3.654cm" svg:height="3.174cm" svg:x="18.7cm" svg:y="7.8cm">
          <draw:text-box>
            <text:p text:style-name="P1"><text:span text:style-name="T22">YKS <text:s text:c="2"/>Якутск <text:s text:c="5"/>(129.770</text:span></text:p>
            <text:p text:style-name="P1"><text:span text:style-name="T22">MJZ <text:s text:c="2"/>Мирный <text:s text:c="5"/>(114.039</text:span></text:p>
            <text:p text:style-name="P1"><text:span text:style-name="T22">KHV <text:s text:c="2"/>Хабаровск-Новый <text:s text:c="2"/>(1</text:span></text:p>
            <text:p text:style-name="P1"><text:span text:style-name="T22">PKC <text:s text:c="2"/>Елизово <text:s text:c="4"/>(158.453</text:span></text:p>
            <text:p text:style-name="P1"><text:span text:style-name="T22">UUS <text:s text:c="2"/>Хомутово <text:s text:c="3"/>(142.718</text:span></text:p>
            <text:p text:style-name="P1"><text:span text:style-name="T22">VVO <text:s text:c="2"/>Владивосток <text:s text:c="6"/>(1</text:span></text:p>
            <text:p text:style-name="P1"><text:span text:style-name="T22">LED <text:s text:c="2"/>Пулково <text:s text:c="4"/>(30.2625</text:span></text:p>
            <text:p text:style-name="P1"><text:span text:style-name="T22">KGD <text:s text:c="2"/>Храброво <text:s text:c="3"/>(20.5925</text:span></text:p>
            <text:p text:style-name="P1"><text:span text:style-name="T22">KEJ <text:s text:c="2"/>Кемерово <text:s text:c="3"/>(86.1072</text:span></text:p>
            <text:p text:style-name="P1"><text:span text:style-name="T22">CEK <text:s text:c="2"/>Челябинск <text:s text:c="2"/>(61.5033</text:span></text:p>
            <text:p text:style-name="P1"><text:span text:style-name="T22">MQF <text:s text:c="2"/>Магнитогорск <text:s text:c="5"/>(5</text:span></text:p>
            <text:p text:style-name="P1"><text:span text:style-name="T22">PEE <text:s text:c="2"/>Пермь <text:s text:c="6"/>(56.0211</text:span></text:p>
            <text:p text:style-name="P1"><text:span text:style-name="T22">SGC <text:s text:c="2"/>Сургут <text:s text:c="5"/>(73.4018</text:span></text:p>
          </draw:text-box>
        </draw:frame>
        <draw:frame draw:style-name="gr13" draw:text-style-name="P22" draw:layer="layout" svg:width="7.572cm" svg:height="0.878cm" svg:x="10.516cm" svg:y="5.135cm">
          <draw:text-box>
            <text:p><text:span text:style-name="T23">=# \copy </text:span><text:span text:style-name="T24">таблица</text:span><text:span text:style-name="T23"> to '</text:span><text:span text:style-name="T24">файл</text:span><text:span text:style-name="T23">'</text:span></text:p>
          </draw:text-box>
        </draw:frame>
        <draw:frame draw:style-name="gr14" draw:text-style-name="P22" draw:layer="layout" svg:width="8.228cm" svg:height="0.878cm" svg:x="10.188cm" svg:y="12.135cm">
          <draw:text-box>
            <text:p><text:span text:style-name="T23">=# \copy </text:span><text:span text:style-name="T24">таблица</text:span><text:span text:style-name="T23"> from '</text:span><text:span text:style-name="T24">файл</text:span><text:span text:style-name="T23">'</text:span></text:p>
          </draw:text-box>
        </draw:frame>
        <draw:custom-shape draw:style-name="gr6" draw:text-style-name="P19" xml:id="id3" draw:id="id3" draw:layer="layout" svg:width="2.032cm" svg:height="1.524cm" svg:x="4.037cm" svg:y="8.28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файл в ФС клиента и доступен пользователю ОС, запустившему psql</text:span></text:p>
              </text:list-item>
              <text:list-item>
                <text:p text:style-name="P23"><text:span text:style-name="T26">происходит пересылка данных между клиентом и сервером</text:span></text:p>
              </text:list-item>
              <text:list-item>
                <text:p text:style-name="P23"><text:span text:style-name="T26">синтаксис и возможности аналогичны команде CO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В psql существует клиентский вариант команды COPY с аналогичным синтаксисом.</text:span></text:p>
              <text:p text:style-name="P14"><text:span text:style-name="T6">Указание имени файла в SQL-команде COPY соответствует файлу на сервере БД. У пользователя, под которым работает PostgreSQL (обычно postgres), должен быть доступ к этому файлу.</text:span></text:p>
              <text:p text:style-name="P14"><text:span text:style-name="T6">В клиентском же варианте команды файл располагается на клиенте, что позволяет сохранить локальную копию данных, даже не имея доступа к файловой системе сервера. Содержимое таблиц автоматически пересылается между клиентом и сервером.</text:span></text:p>
              <text:p text:style-name="P14"><text:span text:style-name="T16"><text:a xlink:href="https://postgrespro.ru/docs/postgresql/16/app-psql" xlink:type="simple">https://postgrespro.ru/docs/postgresql/16/app-psql</text:a></text:span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Копия базы данных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xml:id="id5" draw:id="id5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xml:id="id6" draw:id="id6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5.052cm" svg:y1="6.618cm" svg:x2="20.158cm" svg:y2="7.118cm" draw:start-shape="id5" draw:end-shape="id6" draw:end-glue-point="6" svg:d="M5052 6618c0-751 15106-1001 15106 500" svg:viewBox="0 0 15107 1098">
          <text:p/>
        </draw:connector>
        <draw:connector draw:style-name="gr7" draw:text-style-name="P20" draw:layer="layout" draw:type="curve" draw:line-skew="0.342cm" svg:x1="20.158cm" svg:y1="10.974cm" svg:x2="5.052cm" svg:y2="10.474cm" draw:start-shape="id6" draw:start-glue-point="4" draw:end-shape="id5" svg:d="M20158 10974c0 1264-15106 1514-15106-500" svg:viewBox="0 0 15107 1482">
          <text:p/>
        </draw:connector>
        <draw:frame draw:style-name="gr8" draw:text-style-name="P21" draw:layer="layout" svg:width="3.654cm" svg:height="3.174cm" svg:x="18.7cm" svg:y="7.8cm">
          <draw:text-box>
            <text:p text:style-name="P1"><text:span text:style-name="T22">--</text:span></text:p>
            <text:p text:style-name="P1"><text:span text:style-name="T22">-- PostgreSQL database dum</text:span></text:p>
            <text:p text:style-name="P1"><text:span text:style-name="T22">--</text:span></text:p>
            <text:p text:style-name="P1"><text:span text:style-name="T22"/></text:p>
            <text:p text:style-name="P1"><text:span text:style-name="T22">-- Dumped from database ve</text:span></text:p>
            <text:p text:style-name="P1"><text:span text:style-name="T22">-- Dumped by pg_dump versi</text:span></text:p>
            <text:p text:style-name="P1"><text:span text:style-name="T22"/></text:p>
            <text:p text:style-name="P1"><text:span text:style-name="T22">SET statement_timeout = 0;</text:span></text:p>
            <text:p text:style-name="P1"><text:span text:style-name="T22">SET lock_timeout = 0;</text:span></text:p>
            <text:p text:style-name="P1"><text:span text:style-name="T22">SET idle_in_transaction_sessio</text:span></text:p>
            <text:p text:style-name="P1"><text:span text:style-name="T22">SET client_encoding = 'UTF</text:span></text:p>
            <text:p text:style-name="P1"><text:span text:style-name="T22">SET standard_conforming_st</text:span></text:p>
          </draw:text-box>
        </draw:frame>
        <draw:frame draw:style-name="gr16" draw:text-style-name="P22" draw:layer="layout" svg:width="7.39cm" svg:height="0.878cm" svg:x="10.81cm" svg:y="5.135cm">
          <draw:text-box>
            <text:p><text:span text:style-name="T23">$ pg_dump -d </text:span><text:span text:style-name="T24">база </text:span><text:span text:style-name="T30">-f</text:span><text:span text:style-name="T24"> файл</text:span></text:p>
          </draw:text-box>
        </draw:frame>
        <draw:frame draw:style-name="gr17" draw:text-style-name="P22" draw:layer="layout" svg:width="4.079cm" svg:height="0.878cm" svg:x="12.466cm" svg:y="12.135cm">
          <draw:text-box>
            <text:p><text:span text:style-name="T23">$ psql -f </text:span><text:span text:style-name="T24">файл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формат: команды SQL</text:span></text:p>
              </text:list-item>
              <text:list-item>
                <text:p text:style-name="P23"><text:span text:style-name="T26">при выгрузке можно выбрать отдельные объекты базы данных</text:span></text:p>
              </text:list-item>
              <text:list-item>
                <text:p text:style-name="P23"><text:span text:style-name="T26">новая база должна быть создана из шаблона template0</text:span></text:p>
              </text:list-item>
              <text:list-item>
                <text:p text:style-name="P23"><text:span text:style-name="T27">заранее должны быть созданы роли и табличные пространства</text:span></text:p>
              </text:list-item>
              <text:list-item>
                <text:p text:style-name="P23"><text:span text:style-name="T26">после загрузки имеет смысл выполнить ANALYZE</text:span></text:p>
              </text:list-item>
            </text:list>
          </draw:text-box>
        </draw:frame>
        <draw:polygon draw:style-name="gr18" draw:text-style-name="P29" draw:layer="layout" svg:width="0.763cm" svg:height="0.89cm" svg:x="14.123cm" svg:y="6.327cm" svg:viewBox="0 0 764 891" draw:points="0,0 764,0 764,85 467,467 467,891 297,806 297,467 0,85">
          <text:p/>
        </draw:polygon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31" draw:layer="layout" svg:width="16.799cm" svg:height="13.811cm" svg:x="2.1cm" svg:y="14.107cm" presentation:class="notes" presentation:user-transformed="true">
            <draw:text-box>
              <text:p text:style-name="P30"><text:span text:style-name="T31">Для создания полноценной резервной копии базы данных используется утилита pg_dump.</text:span></text:p>
              <text:p text:style-name="P30"><text:span text:style-name="T31">Если не указать имя файла (-f, --file), то утилита выведет результат на консоль. А результатом является скрипт, предназначенный для psql, который содержит команды для создания необходимых объектов</text:span><text:span text:style-name="T31"><text:line-break/></text:span><text:span text:style-name="T31">и наполнения их данными.</text:span></text:p>
              <text:p text:style-name="P30"><text:span text:style-name="T6">Дополнительными ключами утилиты можно ограничить набор объектов: выбрать указанные таблицы, или все объекты в указанных схемах (с учетом установленных расширений), или наложить другие фильтры.</text:span></text:p>
              <text:p text:style-name="P30"><text:span text:style-name="T6">Чтобы восстановить объекты из резервной копии, достаточно выполнить полученный скрипт в psql.</text:span></text:p>
              <text:p text:style-name="P30"><text:span text:style-name="T32">Следует иметь в виду, что базу данных для восстановления надо создавать из шаблона template0, так как все изменения, сделанные</text:span><text:span text:style-name="T32"><text:line-break/></text:span><text:span text:style-name="T32">в template1, также попадут в резервную копию.</text:span></text:p>
              <text:p text:style-name="P30"><text:span text:style-name="T32">Кроме того, заранее должны быть созданы необходимые роли</text:span><text:span text:style-name="T32"><text:line-break/></text:span><text:span text:style-name="T32">и табличные пространства. Поскольку эти объекты не относятся</text:span><text:span text:style-name="T32"><text:line-break/></text:span><text:span text:style-name="T32">к конкретной БД, они не будут выгружены в резервную копию.</text:span></text:p>
              <text:p text:style-name="P30"><text:span text:style-name="T32">После восстановления базы имеет смысл выполнить команду ANALYZE: она соберет статистику, необходимую оптимизатору для планирования запросов.</text:span></text:p>
              <text:p text:style-name="P30"><text:span text:style-name="T33"><text:a xlink:href="https://postgrespro.ru/docs/postgresql/16/app-pgdump" xlink:type="simple">https://postgrespro.ru/docs/postgresql/16/app-pgdump</text:a></text:span></text:p>
              <text:p text:style-name="P30"><text:span text:style-name="T32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Формат </text:span><text:span text:style-name="T34">custom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xml:id="id7" draw:id="id7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xml:id="id8" draw:id="id8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5.052cm" svg:y1="6.618cm" svg:x2="20.158cm" svg:y2="7.118cm" draw:start-shape="id7" draw:end-shape="id8" draw:end-glue-point="6" svg:d="M5052 6618c0-751 15106-1001 15106 500" svg:viewBox="0 0 15107 1098">
          <text:p/>
        </draw:connector>
        <draw:frame draw:style-name="gr8" draw:text-style-name="P21" draw:layer="layout" svg:width="3.654cm" svg:height="3.174cm" svg:x="18.7cm" svg:y="7.8cm">
          <draw:text-box>
            <text:p text:style-name="P1"><text:span text:style-name="T22">;</text:span></text:p>
            <text:p text:style-name="P1"><text:span text:style-name="T22">; Archive created at 2017-</text:span></text:p>
            <text:p text:style-name="P1"><text:span text:style-name="T22">; <text:s text:c="4"/>dbname: demo</text:span></text:p>
            <text:p text:style-name="P1"><text:span text:style-name="T22">; <text:s text:c="4"/>TOC Entries: 146</text:span></text:p>
            <text:p text:style-name="P1"><text:span text:style-name="T22">; <text:s text:c="4"/>Compression: -1</text:span></text:p>
            <text:p text:style-name="P1"><text:span text:style-name="T22">; <text:s text:c="4"/>Dump Version: 1.12-0</text:span></text:p>
            <text:p text:style-name="P1"><text:span text:style-name="T22">; <text:s text:c="4"/>Format: CUSTOM</text:span></text:p>
            <text:p text:style-name="P1"><text:span text:style-name="T22">;</text:span></text:p>
            <text:p text:style-name="P1"><text:span text:style-name="T22">; Selected TOC Entries:</text:span></text:p>
            <text:p text:style-name="P1"><text:span text:style-name="T22">;</text:span></text:p>
            <text:p text:style-name="P1"><text:span text:style-name="T22">2297; 1262 475453 DATABASE</text:span></text:p>
            <text:p text:style-name="P1"><text:span text:style-name="T22">5; 2615 475454 SCHEMA - bo</text:span></text:p>
            <text:p text:style-name="P1"><text:span text:style-name="T22">2298; 0 0 COMMENT - SCHEMA</text:span></text:p>
          </draw:text-box>
        </draw:frame>
        <draw:frame draw:style-name="gr19" draw:text-style-name="P22" draw:layer="layout" svg:width="8.516cm" svg:height="0.878cm" svg:x="10.814cm" svg:y="5.135cm">
          <draw:text-box>
            <text:p><text:span text:style-name="T23">$ pg_dump -d </text:span><text:span text:style-name="T24">база </text:span><text:span text:style-name="T30">-F c -f</text:span><text:span text:style-name="T24"> файл</text:span></text:p>
          </draw:text-box>
        </draw:frame>
        <draw:frame draw:style-name="gr20" draw:text-style-name="P22" draw:layer="layout" svg:width="8.266cm" svg:height="0.878cm" svg:x="10.939cm" svg:y="12.135cm">
          <draw:text-box>
            <text:p><text:span text:style-name="T23">$ pg_restore -d </text:span><text:span text:style-name="T24">база</text:span><text:span text:style-name="T23"> -j </text:span><text:span text:style-name="T24">N</text:span><text:span text:style-name="T23"> </text:span><text:span text:style-name="T24">файл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внутренний формат с оглавлением</text:span></text:p>
              </text:list-item>
              <text:list-item>
                <text:p text:style-name="P23"><text:span text:style-name="T26">отдельные объекты базы данных можно выбрать на этапе восстановления</text:span></text:p>
              </text:list-item>
              <text:list-item>
                <text:p text:style-name="P23"><text:span text:style-name="T26">возможна загрузка в несколько параллельных потоков</text:span></text:p>
              </text:list-item>
            </text:list>
          </draw:text-box>
        </draw:frame>
        <draw:custom-shape draw:style-name="gr21" draw:text-style-name="P19" xml:id="id11" draw:id="id11" draw:layer="layout" svg:width="0.508cm" svg:height="0.508cm" svg:x="18.9cm" svg:y="10.4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9" draw:id="id9" draw:layer="layout" svg:width="0.508cm" svg:height="0.508cm" svg:x="19.9cm" svg:y="10.4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0" draw:id="id10" draw:layer="layout" svg:width="0.508cm" svg:height="0.508cm" svg:x="20.9cm" svg:y="10.469cm">
          <text:p/>
          <draw:enhanced-geometry svg:viewBox="0 0 21600 21600" draw:type="rectangle" draw:enhanced-path="M 0 0 L 21600 0 21600 21600 0 21600 0 0 Z N"/>
        </draw:custom-shape>
        <draw:connector draw:style-name="gr22" draw:text-style-name="P20" draw:layer="layout" draw:type="curve" svg:x1="20.154cm" svg:y1="10.977cm" svg:x2="5.052cm" svg:y2="10.483cm" draw:start-shape="id9" draw:start-glue-point="2" svg:d="M20154 10977c0 750-15102 997-15102-494" svg:viewBox="0 0 15103 1091">
          <text:p/>
        </draw:connector>
        <draw:polygon draw:style-name="gr18" draw:text-style-name="P29" draw:layer="layout" svg:width="0.763cm" svg:height="0.89cm" svg:x="14.65cm" svg:y="10.336cm" svg:viewBox="0 0 764 891" draw:points="0,0 764,0 764,85 467,467 467,891 297,806 297,467 0,85">
          <text:p/>
        </draw:polygon>
        <draw:connector draw:style-name="gr7" draw:text-style-name="P20" draw:layer="layout" draw:type="curve" svg:x1="21.154cm" svg:y1="10.977cm" svg:x2="5.052cm" svg:y2="10.496cm" draw:start-shape="id10" draw:start-glue-point="2" svg:d="M21154 10977c0 750-16102 990-16102-481" svg:viewBox="0 0 16103 1077">
          <text:p/>
        </draw:connector>
        <draw:connector draw:style-name="gr22" draw:text-style-name="P20" draw:layer="layout" draw:type="curve" svg:x1="19.154cm" svg:y1="10.977cm" svg:x2="5.052cm" svg:y2="10.496cm" draw:start-shape="id11" draw:start-glue-point="2" svg:d="M19154 10977c0 750-14102 990-14102-481" svg:viewBox="0 0 14103 1077">
          <text:p/>
        </draw:connector>
        <draw:polygon draw:style-name="gr18" draw:text-style-name="P29" draw:layer="layout" svg:width="0.763cm" svg:height="0.89cm" svg:x="14.65cm" svg:y="10.337cm" svg:viewBox="0 0 764 891" draw:points="0,0 764,0 764,85 467,467 467,891 297,806 297,467 0,85">
          <text:p/>
        </draw:polygon>
        <draw:polygon draw:style-name="gr18" draw:text-style-name="P29" draw:layer="layout" svg:width="0.763cm" svg:height="0.89cm" svg:x="14.123cm" svg:y="6.328cm" svg:viewBox="0 0 764 891" draw:points="0,0 764,0 764,85 467,467 467,891 297,806 297,467 0,85">
          <text:p/>
        </draw:polygon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16" draw:layer="layout" svg:width="16.799cm" svg:height="13.411cm" svg:x="2.1cm" svg:y="14.107cm" presentation:class="notes" presentation:user-transformed="true">
            <draw:text-box>
              <text:p text:style-name="P14"><text:span text:style-name="T6">Утилита pg_dump позволяет указать формат резервной копии.</text:span><text:span text:style-name="T6"><text:line-break/></text:span><text:span text:style-name="T6">По умолчанию это plain — простые команды для psql.</text:span></text:p>
              <text:p text:style-name="P14"><text:span text:style-name="T6">Формат custom (-F c, --format=custom) – формат резервной копии, содержащий не только объекты, но и оглавление. Наличие оглавления позволяет выбирать объекты для восстановления не при создании копии, а непосредственно при восстановлении. </text:span></text:p>
              <text:p text:style-name="P14"><text:span text:style-name="T6">Файл формата custom по умолчанию сжат.</text:span></text:p>
              <text:p text:style-name="P14"><text:span text:style-name="T6">Для восстановления потребуется другая утилита — pg_restore. Она читает файл и преобразует его в команды psql. Если не указать явно имя базы данных (в ключе -d), то команды будут выведены на консоль. Если же база данных указана, утилита соединится с этой БД и выполнит команды без участия psql.</text:span></text:p>
              <text:p text:style-name="P14"><text:span text:style-name="T6">Чтобы восстановить только часть объектов, можно воспользоваться одним из двух подходов. Во-первых, можно ограничить объекты аналогично тому, как они ограничиваются в pg_dump. Вообще, утилита pg_restore понимает многие параметры из репертуара pg_dump.</text:span></text:p>
              <text:p text:style-name="P14"><text:span text:style-name="T6">Во-вторых, можно получить из оглавления список объектов, содержащихся в резервной копии (ключ --list). Затем этот список можно отредактировать вручную, удалив ненужное и передать измененный список на вход pg_restore (ключ --use-list).</text:span></text:p>
              <text:p text:style-name="P14"><text:span text:style-name="T16"><text:a xlink:href="https://postgrespro.ru/docs/postgresql/16/app-pgrestore.html" xlink:type="simple">https://postgrespro.ru/docs/postgresql/16/app-pgrestore.html</text:a>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custom-shape draw:style-name="gr21" draw:text-style-name="P19" xml:id="id15" draw:id="id15" draw:layer="layout" svg:width="0.508cm" svg:height="0.508cm" svg:x="19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6" draw:id="id16" draw:layer="layout" svg:width="0.508cm" svg:height="0.508cm" svg:x="18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3" draw:id="id13" draw:layer="layout" svg:width="0.508cm" svg:height="0.508cm" svg:x="20.9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8" draw:id="id18" draw:layer="layout" svg:width="0.508cm" svg:height="0.508cm" svg:x="18.9cm" svg:y="10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4" draw:id="id14" draw:layer="layout" svg:width="0.508cm" svg:height="0.508cm" svg:x="19.9cm" svg:y="10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7" draw:id="id17" draw:layer="layout" svg:width="0.508cm" svg:height="0.508cm" svg:x="20.9cm" svg:y="10.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Формат </text:span><text:span text:style-name="T34">directory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xml:id="id12" draw:id="id12" draw:layer="layout" svg:width="4.064cm" svg:height="3.856cm" svg:x="3.0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5.052cm" svg:y1="6.618cm" svg:x2="21.154cm" svg:y2="7.112cm" draw:start-shape="id12" draw:end-shape="id13" draw:end-glue-point="0" svg:d="M5052 6618c0-751 16102-998 16102 494" svg:viewBox="0 0 16103 1092">
          <text:p/>
        </draw:connector>
        <draw:connector draw:style-name="gr22" draw:text-style-name="P20" draw:layer="layout" draw:type="curve" svg:x1="20.154cm" svg:y1="10.968cm" svg:x2="5.052cm" svg:y2="10.474cm" draw:start-shape="id14" draw:start-glue-point="2" draw:end-shape="id12" svg:d="M20154 10968c0 750-15102 997-15102-494" svg:viewBox="0 0 15103 1091">
          <text:p/>
        </draw:connector>
        <draw:frame draw:style-name="gr23" draw:text-style-name="P22" draw:layer="layout" svg:width="10.421cm" svg:height="0.878cm" svg:x="9.822cm" svg:y="5.035cm">
          <draw:text-box>
            <text:p><text:span text:style-name="T23">$ pg_dump -d </text:span><text:span text:style-name="T24">база </text:span><text:span text:style-name="T30">-F d -j </text:span><text:span text:style-name="T24">N</text:span><text:span text:style-name="T30"> -f</text:span><text:span text:style-name="T24"> каталог</text:span></text:p>
          </draw:text-box>
        </draw:frame>
        <draw:frame draw:style-name="gr24" draw:text-style-name="P22" draw:layer="layout" svg:width="9.108cm" svg:height="0.878cm" svg:x="10.478cm" svg:y="12.135cm">
          <draw:text-box>
            <text:p><text:span text:style-name="T23">$ pg_restore -d </text:span><text:span text:style-name="T24">база</text:span><text:span text:style-name="T23"> -j </text:span><text:span text:style-name="T24">N</text:span><text:span text:style-name="T23"> </text:span><text:span text:style-name="T24">каталог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каталог с оглавлением и отдельными файлами на каждый объект базы</text:span></text:p>
              </text:list-item>
              <text:list-item>
                <text:p text:style-name="P23"><text:span text:style-name="T26">отдельные объекты базы данных можно выбрать на этапе восстановления</text:span></text:p>
              </text:list-item>
              <text:list-item>
                <text:p text:style-name="P23"><text:span text:style-name="T26">и выгрузка, и загрузка возможны в несколько параллельных потоков</text:span></text:p>
              </text:list-item>
            </text:list>
          </draw:text-box>
        </draw:frame>
        <draw:polygon draw:style-name="gr18" draw:text-style-name="P29" draw:layer="layout" svg:width="0.763cm" svg:height="0.89cm" svg:x="14.65cm" svg:y="10.327cm" svg:viewBox="0 0 764 891" draw:points="0,0 764,0 764,85 467,467 467,891 297,806 297,467 0,85">
          <text:p/>
        </draw:polygon>
        <draw:custom-shape draw:style-name="gr25" draw:text-style-name="P19" draw:layer="layout" svg:width="0.705cm" svg:height="1.118cm" draw:transform="rotate (-3.14159265358979) translate (19.517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5.052cm" svg:y1="6.618cm" svg:x2="20.154cm" svg:y2="7.112cm" draw:start-shape="id12" draw:start-glue-point="5" draw:end-shape="id15" draw:end-glue-point="0" svg:d="M5052 6618c0-751 15102-998 15102 494" svg:viewBox="0 0 15103 1092">
          <text:p/>
        </draw:connector>
        <draw:connector draw:style-name="gr7" draw:text-style-name="P20" draw:layer="layout" draw:type="curve" svg:x1="5.052cm" svg:y1="6.618cm" svg:x2="19.154cm" svg:y2="7.112cm" draw:start-shape="id12" draw:start-glue-point="5" draw:end-shape="id16" draw:end-glue-point="0" svg:d="M5052 6618c0-751 14102-998 14102 494" svg:viewBox="0 0 14103 1092">
          <text:p/>
        </draw:connector>
        <draw:custom-shape draw:style-name="gr25" draw:text-style-name="P19" draw:layer="layout" svg:width="0.705cm" svg:height="1.118cm" draw:transform="rotate (-3.14159265358979) translate (20.517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9" draw:layer="layout" svg:width="0.705cm" svg:height="1.118cm" draw:transform="rotate (-3.14159265358979) translate (21.517cm 9.1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9" draw:layer="layout" svg:width="0.705cm" svg:height="1.118cm" draw:transform="rotate (-3.14159265358979) translate (19.517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9" draw:layer="layout" svg:width="0.705cm" svg:height="1.118cm" draw:transform="rotate (-3.14159265358979) translate (20.517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9" draw:layer="layout" svg:width="0.705cm" svg:height="1.118cm" draw:transform="rotate (-3.14159265358979) translate (21.517cm 10.63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21.154cm" svg:y1="10.968cm" svg:x2="5.052cm" svg:y2="10.487cm" draw:start-shape="id17" draw:start-glue-point="2" svg:d="M21154 10968c0 750-16102 990-16102-481" svg:viewBox="0 0 16103 1077">
          <text:p/>
        </draw:connector>
        <draw:connector draw:style-name="gr22" draw:text-style-name="P20" draw:layer="layout" draw:type="curve" svg:x1="19.154cm" svg:y1="10.968cm" svg:x2="5.052cm" svg:y2="10.487cm" draw:start-shape="id18" draw:start-glue-point="2" svg:d="M19154 10968c0 750-14102 990-14102-481" svg:viewBox="0 0 14103 1077">
          <text:p/>
        </draw:connector>
        <draw:custom-shape draw:style-name="gr26" draw:text-style-name="P27" draw:layer="layout" svg:width="5.117cm" svg:height="2.127cm" svg:x="21.533cm" svg:y="4.064cm">
          <text:p text:style-name="P26"><text:span text:style-name="T28">согласованность</text:span></text:p>
          <text:p text:style-name="P26"><text:span text:style-name="T28">обеспечивается общим</text:span></text:p>
          <text:p text:style-name="P26"><text:span text:style-name="T28">снимком данных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031.41852286049 21214.28571428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olygon draw:style-name="gr18" draw:text-style-name="P29" draw:layer="layout" svg:width="0.763cm" svg:height="0.89cm" svg:x="14.123cm" svg:y="6.328cm" svg:viewBox="0 0 764 891" draw:points="0,0 764,0 764,85 467,467 467,891 297,806 297,467 0,85">
          <text:p/>
        </draw:polygon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Еще один формат резервной копии — directory. В таком случае будет создан не один файл, а каталог, содержащий объекты и оглавление.</text:span><text:span text:style-name="T6"><text:line-break/></text:span><text:span text:style-name="T6">По умолчанию файлы внутри каталога будут сжаты.</text:span></text:p>
              <text:p text:style-name="P14"><text:span text:style-name="T6">Преимущество перед форматом custom состоит в том, что такая резервная копия может создаваться параллельно в несколько потоков (количество указывается в ключе -j, --jobs).</text:span></text:p>
              <text:p text:style-name="P14"><text:span text:style-name="T32">Разумее</text:span><text:span text:style-name="T6">тся, несмотря на параллельное выполнение, копия будет содержать согласованные данные</text:span><text:span text:style-name="T32">. Это обеспечивается общим снимком данных для всех параллельно работающих процессов.</text:span></text:p>
              <text:p text:style-name="P14"><text:span text:style-name="T33"><text:a xlink:href="https://postgrespro.ru/docs/postgresql/16/functions-admin.html#FUNCTIONS-SNAPSHOT-SYNCHRONIZATION" xlink:type="simple">https://postgrespro.ru/docs/postgresql/16/functions-admin.html#FUNCTIONS-SNAPSHOT-SYNCHRONIZATION</text:a></text:span></text:p>
              <text:p text:style-name="P14"><text:span text:style-name="T32">Восстановление также возможно в несколько потоков (это работает</text:span><text:span text:style-name="T32"><text:line-break/></text:span><text:span text:style-name="T32">и для формата custom).</text:span></text:p>
              <text:p text:style-name="P14"><text:span text:style-name="T32">В остальном возможности по работе с форматом directory не отличаются от ранее рассмотренных: поддерживаются те же ключи</text:span><text:span text:style-name="T32"><text:line-break/></text:span><text:span text:style-name="T32">и подходы.</text:span></text:p>
              <text:p text:style-name="P14"><text:span text:style-name="T32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Сравнение форматов</text:span></text:p>
          </draw:text-box>
        </draw:frame>
        <draw:frame draw:style-name="gr27" draw:layer="layout" svg:width="25.612cm" svg:height="13.267cm" svg:x="1.186cm" svg:y="4.76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2"><text:span text:style-name="T35">plain</text:span></text:p>
              </table:table-cell>
              <table:table-cell>
                <text:p text:style-name="P32"><text:span text:style-name="T35">custom</text:span></text:p>
              </table:table-cell>
              <table:table-cell>
                <text:p text:style-name="P32"><text:span text:style-name="T35">directory</text:span></text:p>
              </table:table-cell>
              <table:table-cell>
                <text:p text:style-name="P32"><text:span text:style-name="T35">tar</text:span></text:p>
              </table:table-cell>
            </table:table-row>
            <table:table-row table:style-name="ro1" table:default-cell-style-name="ce3">
              <table:table-cell table:style-name="ce1">
                <text:p text:style-name="P33"><text:span text:style-name="T36">утилита для</text:span><text:span text:style-name="T36"><text:line-break/></text:span><text:span text:style-name="T36">восстановления</text:span></text:p>
              </table:table-cell>
              <table:table-cell>
                <text:p text:style-name="P34"><text:span text:style-name="T37">psql</text:span></text:p>
              </table:table-cell>
              <table:table-cell table:style-name="ce4" table:number-columns-spanned="3">
                <text:p text:style-name="P34"><text:span text:style-name="T37">pg_restore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35"><text:span text:style-name="T36">сжатие</text:span></text:p>
              </table:table-cell>
              <table:table-cell table:style-name="ce6" table:number-columns-spanned="3">
                <text:p text:style-name="P34"><text:span text:style-name="T37">zlib</text:span></text:p>
              </table:table-cell>
              <table:covered-table-cell/>
              <table:covered-table-cell/>
              <table:table-cell table:style-name="ce7"/>
            </table:table-row>
            <table:table-row table:style-name="ro1" table:default-cell-style-name="ce3">
              <table:table-cell table:style-name="ce1">
                <text:p text:style-name="P33"><text:span text:style-name="T36">выборочное восстановление</text:span></text:p>
              </table:table-cell>
              <table:table-cell table:style-name="ce7"/>
              <table:table-cell>
                <text:p text:style-name="P34"><text:span text:style-name="T38">да</text:span></text:p>
              </table:table-cell>
              <table:table-cell>
                <text:p text:style-name="P34"><text:span text:style-name="T37">да</text:span></text:p>
              </table:table-cell>
              <table:table-cell>
                <text:p text:style-name="P34"><text:span text:style-name="T38">да</text:span></text:p>
              </table:table-cell>
            </table:table-row>
            <table:table-row table:style-name="ro1" table:default-cell-style-name="ce7">
              <table:table-cell table:style-name="ce5">
                <text:p text:style-name="P35"><text:span text:style-name="T36">параллельное резервирование</text:span></text:p>
              </table:table-cell>
              <table:table-cell/>
              <table:table-cell/>
              <table:table-cell table:style-name="ce3">
                <text:p text:style-name="P34"><text:span text:style-name="T37">да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33"><text:span text:style-name="T36">параллельное восстановление</text:span></text:p>
              </table:table-cell>
              <table:table-cell table:style-name="ce7"/>
              <table:table-cell>
                <text:p text:style-name="P34"><text:span text:style-name="T37">да</text:span></text:p>
              </table:table-cell>
              <table:table-cell>
                <text:p text:style-name="P34"><text:span text:style-name="T37">да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В приведенной таблице разные форматы сравниваются с точки зрения предоставляемых ими возможностей.</text:span></text:p>
              <text:p text:style-name="P14"><text:span text:style-name="T6">Отметим, что имеется и четвертый формат — tar. Он не рассматривался, так как не привносит ничего нового и не дает преимуществ перед другими форматами. Фактически он соответствует созданию tar-файла из каталога в формате directory, но не поддерживает сжатие и параллелизм.</text:span></text:p>
              <text:p text:style-name="P14"><text:span text:style-name="T17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custom-shape draw:style-name="gr12" draw:text-style-name="P17" draw:layer="layout" svg:width="7.366cm" svg:height="8.382cm" svg:x="1.3cm" svg:y="4.9cm">
          <text:p/>
          <draw:enhanced-geometry svg:viewBox="0 0 21600 21600" draw:path-stretchpoint-x="10800" draw:path-stretchpoint-y="10800" draw:text-areas="?f3 ?f4 ?f5 ?f6" draw:type="round-rectangle" draw:modifiers="1551.0248405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19.8cm" svg:height="1.741cm" svg:x="1.2cm" svg:y="0.737cm" presentation:class="title" presentation:user-transformed="true">
          <draw:text-box>
            <text:p><text:span text:style-name="T20">Копия кластера БД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4" draw:text-style-name="P19" xml:id="id19" draw:id="id19" draw:layer="layout" svg:width="4.064cm" svg:height="3.856cm" svg:x="2.42cm" svg:y="6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xml:id="id20" draw:id="id20" draw:layer="layout" svg:width="3.81cm" svg:height="3.856cm" draw:transform="rotate (-3.14159265358979) translate (22.062cm 10.974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0" draw:layer="layout" draw:type="curve" svg:x1="4.452cm" svg:y1="6.618cm" svg:x2="20.158cm" svg:y2="7.118cm" draw:start-shape="id19" draw:end-shape="id20" draw:end-glue-point="6" svg:d="M4452 6618c0-751 15706-1001 15706 500" svg:viewBox="0 0 15707 1098">
          <text:p/>
        </draw:connector>
        <draw:connector draw:style-name="gr7" draw:text-style-name="P20" draw:layer="layout" draw:type="curve" svg:x1="20.158cm" svg:y1="10.974cm" svg:x2="5.653cm" svg:y2="11.675cm" draw:start-shape="id20" draw:start-glue-point="4" draw:end-shape="id21" draw:end-glue-point="7" svg:d="M20158 10974c0 1804-14505 1454-14505 701" svg:viewBox="0 0 14506 1315">
          <text:p/>
        </draw:connector>
        <draw:frame draw:style-name="gr8" draw:text-style-name="P36" draw:layer="layout" svg:width="3.654cm" svg:height="3.174cm" svg:x="18.7cm" svg:y="7.8cm">
          <draw:text-box>
            <text:p text:style-name="P1"><text:span text:style-name="T22">--</text:span></text:p>
            <text:p text:style-name="P1"><text:span text:style-name="T22">-- PostgreSQL database clu</text:span></text:p>
            <text:p text:style-name="P1"><text:span text:style-name="T22">--</text:span></text:p>
            <text:p text:style-name="P1"><text:span text:style-name="T22"/></text:p>
            <text:p text:style-name="P1"><text:span text:style-name="T22">SET default_transaction_re</text:span></text:p>
            <text:p text:style-name="P1"><text:span text:style-name="T22">SET client_encoding = 'UTF</text:span></text:p>
            <text:p text:style-name="P1"><text:span text:style-name="T22">SET standard_conforming_st</text:span></text:p>
            <text:p text:style-name="P1"><text:span text:style-name="T22"/></text:p>
            <text:p text:style-name="P1"><text:span text:style-name="T22">--</text:span></text:p>
            <text:p text:style-name="P1"><text:span text:style-name="T22">-- Roles</text:span></text:p>
            <text:p text:style-name="P1"><text:span text:style-name="T22">--</text:span></text:p>
            <text:p text:style-name="P1"><text:span text:style-name="T22"/></text:p>
            <text:p text:style-name="P1"><text:span text:style-name="T22">CREATE ROLE postgres;</text:span></text:p>
          </draw:text-box>
        </draw:frame>
        <draw:frame draw:style-name="gr28" draw:text-style-name="P22" draw:layer="layout" svg:width="5.959cm" svg:height="0.878cm" svg:x="10.94cm" svg:y="5.135cm">
          <draw:text-box>
            <text:p><text:span text:style-name="T23">$ pg_dumpall </text:span><text:span text:style-name="T30">-f</text:span><text:span text:style-name="T24"> файл</text:span></text:p>
          </draw:text-box>
        </draw:frame>
        <draw:frame draw:style-name="gr17" draw:text-style-name="P22" draw:layer="layout" svg:width="4.079cm" svg:height="0.878cm" svg:x="11.88cm" svg:y="12.235cm">
          <draw:text-box>
            <text:p><text:span text:style-name="T23">$ psql -f </text:span><text:span text:style-name="T24">файл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5"/></text:p>
              </text:list-item>
              <text:list-item>
                <text:p text:style-name="P23"><text:span text:style-name="T26">формат: команды SQL</text:span></text:p>
              </text:list-item>
              <text:list-item>
                <text:p text:style-name="P23"><text:span text:style-name="T26">выгружает весь кластер, включая роли и табличные пространства</text:span></text:p>
              </text:list-item>
              <text:list-item>
                <text:p text:style-name="P23"><text:span text:style-name="T26">пользователь должен иметь доступ ко всем объектам кластера</text:span></text:p>
              </text:list-item>
              <text:list-item>
                <text:p text:style-name="P23"><text:span text:style-name="T26">не поддерживает параллельную выгрузку</text:span></text:p>
              </text:list-item>
            </text:list>
          </draw:text-box>
        </draw:frame>
        <draw:custom-shape draw:style-name="gr4" draw:text-style-name="P19" draw:layer="layout" svg:width="4.064cm" svg:height="3.856cm" svg:x="3.021cm" svg:y="7.2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9" xml:id="id21" draw:id="id21" draw:layer="layout" svg:width="4.064cm" svg:height="3.856cm" svg:x="3.621cm" svg:y="7.8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1" draw:layer="layout" svg:width="16.799cm" svg:height="13.364cm" svg:x="2.1cm" svg:y="14.107cm" presentation:class="notes" presentation:user-transformed="true">
            <draw:text-box>
              <text:p text:style-name="P14"><text:span text:style-name="T32">Чтобы создать резервную копию всего кластера, включая роли и табличные пространства, можно воспользоваться утилитой pg_dumpall.</text:span></text:p>
              <text:p text:style-name="P14"><text:span text:style-name="T6">Поскольку pg_dumpall требуется доступ ко всем объектам всех БД, запускать ее следует суперпользователю или пользователю, включенному в предустановленную роль pg_read_all_data. Утилита по очереди подключается к каждой БД кластера и выгружает информацию с помощью pg_dump. Кроме того, она сохраняет и данные, относящиеся к кластеру в целом.</text:span></text:p>
              <text:p text:style-name="P14"><text:span text:style-name="T6">Чтобы начать работу, утилите требуется подключиться хотя бы к какой-то базе данных. По умолчанию выбирается postgres или template1, но можно указать и другую.</text:span></text:p>
              <text:p text:style-name="P14"><text:span text:style-name="T6">Результатом работы pg_dumpall является скрипт для psql. Другие форматы не поддерживаются. Это означает, что pg_dumpall не поддерживает параллельную выгрузку данных, что может оказаться проблемой при больших объемах данных. В таком случае можно воспользоваться ключом --globals-only, чтобы выгрузить только роли и табличные пространства, а сами базы данных выгружать отдельно с помощью pg_dump в параллельном режиме.</text:span></text:p>
              <text:p><text:span text:style-name="T33"><text:a xlink:href="https://postgrespro.ru/docs/postgresql/16/app-pg-dumpall" xlink:type="simple">https://postgrespro.ru/docs/postgresql/16/app-pg-dumpall</text:a></text:span></text:p>
              <text:p text:style-name="P30"><text:span text:style-name="T32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15" draw:text-style-name="P2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9">Логическое резервирование позволяет сделать копию</text:span><text:span text:style-name="T39"><text:line-break/></text:span><text:span text:style-name="T39">всего кластера, базы данных или отдельных объектов</text:span></text:p>
              </text:list-item>
              <text:list-item>
                <text:p text:style-name="P8"><text:span text:style-name="T39">Хорошо подходит</text:span></text:p>
                <text:list>
                  <text:list-item>
                    <text:p text:style-name="P23"><text:span text:style-name="T13">для данных небольшого объема</text:span></text:p>
                  </text:list-item>
                  <text:list-item>
                    <text:p text:style-name="P23"><text:span text:style-name="T13">для длительного хранения, за время которого меняется версия сервера</text:span></text:p>
                  </text:list-item>
                  <text:list-item>
                    <text:p text:style-name="P12"><text:span text:style-name="T13">для миграции на другую платформу</text:span></text:p>
                  </text:list-item>
                </text:list>
              </text:list-item>
              <text:list-item>
                <text:p text:style-name="P8"><text:span text:style-name="T39">Плохо подходит</text:span></text:p>
                <text:list>
                  <text:list-item>
                    <text:p><text:span text:style-name="T13">для восстановления после сбоя с минимальной потерей данных</text:span></text:p>
                  </text:list-item>
                  <text:list-item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3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39" draw:layer="layout" svg:width="25.6cm" svg:height="14.4cm" svg:x="1.2cm" svg:y="4.8cm" presentation:class="outline">
          <draw:text-box>
            <text:list text:style-name="L4">
              <text:list-item>
                <text:p text:style-name="P38"><text:span text:style-name="T40">Создайте резервную копию базы данных bookstore в формате custom; действуйте от лица сотрудника магазина.</text:span><text:span text:style-name="T40"><text:line-break/></text:span><text:span text:style-name="T41"> </text:span><text:span text:style-name="T40"><text:line-break/></text:span><text:span text:style-name="T42">«Случайно» удалите все записи из таблицы authorship. Проверьте, что приложение перестало отображать названия книг на вкладках «Магазин», «Книги», «Каталог».</text:span><text:span text:style-name="T42"><text:line-break/></text:span><text:span text:style-name="T43"> </text:span><text:span text:style-name="T42"><text:line-break/></text:span><text:span text:style-name="T42">Используйте </text:span><text:span text:style-name="T44">резервную копию для восстановления потерянных данных в таблице.</text:span><text:span text:style-name="T44"><text:line-break/></text:span><text:span text:style-name="T45"> </text:span><text:span text:style-name="T44"><text:line-break/></text:span><text:span text:style-name="T44">Проверьте, что нормальная работа книжного магазина восстановилась.</text:span></text:p>
              </text:list-item>
            </text:list>
          </draw:text-box>
        </draw:frame>
        <draw:g draw:name="book" draw:style-name="gr29">
          <draw:custom-shape draw:style-name="gr30" draw:text-style-name="P40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9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9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40" draw:layer="layout" svg:width="1.309cm" svg:height="0.703cm" draw:transform="rotate (1.5707963267949) translate (9.67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9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9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9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9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text-style-name="P41" draw:layer="layout" svg:width="16.799cm" svg:height="15.121cm" svg:x="2.1cm" svg:y="14.107cm" presentation:class="notes" presentation:user-transformed="true">
            <draw:text-box>
              <text:p text:style-name="P30"><text:span text:style-name="T6">1. Включите пользователя в предопределенную роль pg_read_all_data. При восстановлении используйте ключ --data-only, чтобы избежать ошибки при попытке создания таблицы.</text:span></text:p>
              <text:p text:style-name="P30"><text:span text:style-name="T6"/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6" draw:text-style-name="P42" draw:layer="layout" svg:width="25.6cm" svg:height="14.4cm" svg:x="1.2cm" svg:y="4.8cm" presentation:class="outline" presentation:user-transformed="true">
          <draw:text-box>
            <text:list text:style-name="L4">
              <text:list-header>
                <text:p text:style-name="P23"><text:span text:style-name="T46"/></text:p>
              </text:list-header>
              <text:list-item>
                <text:p text:style-name="P23"><text:span text:style-name="T46">Команда psql \copy позволяет направить результат на вход произвольной программы. Воспользуйтесь этим, чтобы открыть результаты какого-нибудь запроса в электронной таблице LibreOffice Cal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5" draw:layer="layout" svg:width="16.799cm" svg:height="13.364cm" svg:x="2.1cm" svg:y="14.107cm" presentation:class="notes" presentation:user-transformed="true">
            <draw:text-box>
              <text:p text:style-name="P43"><text:span text:style-name="T47">1. </text:span><text:span text:style-name="T48">Команда должна перенаправить результат в файл, а затем запустить libreoffice, указав этот файл в качестве параметра. Файл должен быть записан в формате CSV.</text:span></text:p>
              <text:p text:style-name="P44"><text:span text:style-name="T48">Конечно, такой способ зависит от платформы и без модификации не будет работать, например, в Windows.</text:span></text:p>
              <text:p text:style-name="P44"><text:span text:style-name="T4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47A3042F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3M5S</meta:editing-duration>
    <meta:editing-cycles>158</meta:editing-cycles>
    <meta:generator>LibreOffice/24.2.4.2$Linux_X86_64 LibreOffice_project/420$Build-2</meta:generator>
    <dc:date>2024-07-02T05:32:45.968749161</dc:date>
    <meta:document-statistic meta:object-count="198"/>
    <meta:template xlink:type="simple" xlink:actuate="onRequest" xlink:title="master" xlink:href="../../../../../.config/libreoffice/4/user/template/master.otp" meta:date="2015-06-03T14:43:56.815095550"/>
  </office:meta>
</office:document-meta>
</file>